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2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HAMBILLA PONGO ARTUR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5362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CQ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271232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HAMBILLA PONGO ARTUR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044536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271232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8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5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37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37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2/09/2021</text:p>
          </table:table-cell>
          <table:table-cell table:style-name="Tabla2.A3" office:value-type="string">
            <text:p text:style-name="P22">5623038</text:p>
          </table:table-cell>
          <table:table-cell table:style-name="Tabla2.D3" office:value-type="string">
            <text:p text:style-name="P23">137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1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2T20:55:0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